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20000021DA37F1B2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3.026cm" draw:z-index="0"><draw:image xlink:href="Pictures/10000000000002C20000021DA37F1B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</meta:initial-creator>
    <meta:creation-date>2014-10-10T22:55:51</meta:creation-date>
    <dc:date>2014-10-10T22:56:55</dc:date>
    <dc:creator>Tran 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